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a127f" officeooo:paragraph-rsid="001a127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b534c" officeooo:paragraph-rsid="001b534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86774" officeooo:paragraph-rsid="00186774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bd18b" officeooo:paragraph-rsid="001bd18b" style:font-weight-asian="bold" style:font-weight-complex="bold"/>
    </style:style>
    <style:style style:name="P5" style:family="paragraph" style:parent-style-name="Standard">
      <style:text-properties fo:font-weight="bold" officeooo:rsid="0016ce0a" officeooo:paragraph-rsid="0016ce0a" style:font-weight-asian="bold" style:font-weight-complex="bold"/>
    </style:style>
    <style:style style:name="P6" style:family="paragraph" style:parent-style-name="Standard">
      <style:text-properties fo:font-weight="normal" officeooo:rsid="0019f1bf" officeooo:paragraph-rsid="0019f1bf" style:font-weight-asian="normal" style:font-weight-complex="normal"/>
    </style:style>
    <style:style style:name="P7" style:family="paragraph" style:parent-style-name="Standard">
      <style:text-properties fo:font-weight="normal" officeooo:rsid="0016ce0a" officeooo:paragraph-rsid="0016ce0a" style:font-weight-asian="normal" style:font-weight-complex="normal"/>
    </style:style>
    <style:style style:name="P8" style:family="paragraph" style:parent-style-name="Standard">
      <style:text-properties fo:font-weight="normal" officeooo:rsid="001a127f" officeooo:paragraph-rsid="001a127f" style:font-weight-asian="normal" style:font-weight-complex="normal"/>
    </style:style>
    <style:style style:name="P9" style:family="paragraph" style:parent-style-name="Standard">
      <style:text-properties fo:font-weight="normal" officeooo:rsid="0017bcb7" officeooo:paragraph-rsid="0017bcb7" style:font-weight-asian="normal" style:font-weight-complex="normal"/>
    </style:style>
    <style:style style:name="P10" style:family="paragraph" style:parent-style-name="Standard">
      <style:text-properties fo:font-weight="normal" officeooo:rsid="00186774" officeooo:paragraph-rsid="00186774" style:font-weight-asian="normal" style:font-weight-complex="normal"/>
    </style:style>
    <style:style style:name="P11" style:family="paragraph" style:parent-style-name="Standard">
      <style:text-properties fo:font-weight="bold" officeooo:rsid="0016ce0a" officeooo:paragraph-rsid="0016ce0a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bd18b" officeooo:paragraph-rsid="001bd18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5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CRIBIR EL PROPÓSITO DEL JUEGO </text:p>
      <text:p text:style-name="P6">Probar nuestras habilidades a la hora de programar un juego y a la hora de trabajar y organizarnos en grupo. </text:p>
      <text:p text:style-name="P7"/>
      <text:p text:style-name="P5">Definir qué problema resuelve. </text:p>
      <text:p text:style-name="P6">El entretenimiento del usuario que solo busca un juego sencillo con el que pasar el rato. </text:p>
      <text:p text:style-name="P7"/>
      <text:p text:style-name="P5">Establecer en qué plataforma funcionará (móvil en nuestro caso) </text:p>
      <text:p text:style-name="P8">Plataformas como PlayStore (para el caso de Android) o Apple App Store (en el caso de Apple) </text:p>
      <text:p text:style-name="P7"/>
      <text:p text:style-name="P7"/>
      <text:p text:style-name="P5"/>
      <text:p text:style-name="P5">Identificar usuarios objetivo(tipos de usuarios, y qué buscan en el producto) <text:span text:style-name="T1"><text:s/></text:span></text:p>
      <text:p text:style-name="P9">Jugadores casuales, debido a su simplicidad y accesibilidad </text:p>
      <text:p text:style-name="P9">Personas nostálgicas </text:p>
      <text:p text:style-name="P9">Usuarios de teléfonos móviles, al ser un juego fácil y en sesiones cortas, lo hace ideal para dispositivos móviles </text:p>
      <text:p text:style-name="P9">Jugadores que buscan un reto sencillo, aunque el juego es sencillo, requiere reflejos y estrategia para no chocarse, lo que ofrece un desafío gratificante sin ser abrumador. </text:p>
      <text:p text:style-name="P9"/>
      <text:p text:style-name="P10">Lo buscan quizá por la simplicidad y facilidad de acceso ya comentada, por su experiencia adictiva y desafiante, la nostalgia, el ocio y pasatiempo y competencia sana. </text:p>
      <text:p text:style-name="P7"/>
      <text:p text:style-name="P5">Revisar juegos similares, analizar interfaz, dificultad, puntos fuertes y débiles. </text:p>
      <text:p text:style-name="P1">Juegos similares al nuestro, pueden ser por ejemplo, Snake.io, <text:span text:style-name="T2">en el caso de este juego, si analizamos la interfaz, los jugadores controlan a una serpiente y su objetivo es comer, crecer y esquivar a otras serpientes en un entorno dinámico y a <text:s/>tiempo real con más jugadores. </text:span></text:p>
      <text:p text:style-name="P2">Los elementos principales son el área de juego, la serpiente, la comida y los controles. </text:p>
      <text:p text:style-name="P2"/>
      <text:p text:style-name="P2">Si hablamos de sus puntos fuertes y débiles, la jugabilidad es simple y adictiva, su accesibilidad y el desorrollo, ya mencionado, de habilidades como la estrategia y el tiempo de reacción, la presencia de anuncios, compras dentro la aplicación etc. interrumpen la experiencia, además de los posibles lags que a veces se dan, incluyendo que la naturaleza competitiva puede generar frustración. </text:p>
      <text:p text:style-name="P1"/>
      <text:p text:style-name="P3">(poner que por cada lado al que se de la serpiente se mueva hacia allá sin necesidad de deslizar) </text:p>
      <text:p text:style-name="P3"/>
      <text:p text:style-name="P4">Determinar el valor diferencial (diseño minimalista, niveles personalizables, animaciones o logros) </text:p>
      <text:p text:style-name="P12">Conforme el usuario vaya subiendo de nivel podrá acceder a distintos complementos, colores y accesorios para personalizar su serpient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1:16:40.303095600</meta:creation-date>
    <dc:date>2025-09-24T11:16:59.593647589</dc:date>
    <meta:editing-duration>PT20S</meta:editing-duration>
    <meta:editing-cycles>1</meta:editing-cycles>
    <meta:document-statistic meta:table-count="0" meta:image-count="0" meta:object-count="0" meta:page-count="1" meta:paragraph-count="19" meta:word-count="347" meta:character-count="2212" meta:non-whitespace-character-count="1863"/>
    <meta:generator>LibreOffice/24.2.7.2$Linux_X86_64 LibreOffice_project/420$Build-2</meta:generator>
  </office:meta>
</office:document-meta>
</file>